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800000028709644A9E23127D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background-color="#0c00e5" fo:padding="0.097cm" fo:border="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background-color="#0c00e5" fo:padding="0.097cm" fo:border="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background-color="#0c00e5" fo:padding="0.097cm" fo:border="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background-color="#0c00e5" fo:padding="0.097cm" fo:border="0.5pt solid #000000">
        <style:background-image/>
      </style:table-cell-properties>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background-color="#0c00e5" fo:padding="0.097cm" fo:border="0.5pt solid #000000">
        <style:background-image/>
      </style:table-cell-properties>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background-color="#0c00e5" fo:padding="0.097cm" fo:border="0.5pt solid #000000">
        <style:background-image/>
      </style:table-cell-properties>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background-color="#0c00e5" fo:padding="0.097cm" fo:border="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background-color="#0c00e5" fo:padding="0.097cm" fo:border="0.5pt solid #000000">
        <style:background-image/>
      </style:table-cell-properties>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background-color="#0c00e5" fo:padding="0.097cm" fo:border="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background-color="#0c00e5" fo:padding="0.097cm" fo:border="0.5pt solid #000000">
        <style:background-image/>
      </style:table-cell-properties>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background-color="#0c00e5" fo:padding="0.097cm" fo:border="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background-color="#0c00e5" fo:padding="0.097cm" fo:border="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background-color="#0c00e5" fo:padding="0.097cm" fo:border="0.5pt solid #000000">
        <style:background-image/>
      </style:table-cell-properties>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background-color="#0c00e5" fo:padding="0.097cm" fo:border="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background-color="#0c00e5" fo:padding="0.097cm" fo:border="0.5pt solid #000000">
        <style:background-image/>
      </style:table-cell-properties>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background-color="#0c00e5" fo:padding="0.097cm" fo:border="0.5pt solid #000000">
        <style:background-image/>
      </style:table-cell-properties>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background-color="#0c00e5" fo:padding="0.097cm" fo:border="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background-color="#0c00e5" fo:padding="0.097cm" fo:border="0.5pt solid #000000">
        <style:background-image/>
      </style:table-cell-properties>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background-color="#0c00e5" fo:padding="0.097cm" fo:border="0.5pt solid #000000">
        <style:background-image/>
      </style:table-cell-properties>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background-color="#0c00e5" fo:padding="0.097cm" fo:border="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background-color="#0c00e5" fo:padding="0.097cm" fo:border="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background-color="#0c00e5" fo:padding="0.097cm" fo:border="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background-color="#0c00e5" fo:padding="0.097cm" fo:border="0.5pt solid #000000">
        <style:background-image/>
      </style:table-cell-properties>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background-color="#0c00e5" fo:padding="0.097cm" fo:border="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0c00e5" fo:padding="0.097cm" fo:border="0.5pt solid #000000">
        <style:background-image/>
      </style:table-cell-properties>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background-color="#0c00e5" fo:padding="0.097cm" fo:border="0.5pt solid #000000">
        <style:background-image/>
      </style:table-cell-properties>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background-color="#0c00e5" fo:padding="0.097cm" fo:border="0.5pt solid #000000">
        <style:background-image/>
      </style:table-cell-properties>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background-color="#0c00e5" fo:padding="0.097cm" fo:border="0.5pt solid #000000">
        <style:background-image/>
      </style:table-cell-properties>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background-color="#ffff00" fo:padding="0.097cm" fo:border="0.5pt solid #000000">
        <style:background-image/>
      </style:table-cell-properties>
    </style:style>
    <style:style style:name="Tabelle29.A2" style:family="table-cell">
      <style:table-cell-properties fo:background-color="#ffff00" fo:padding="0.097cm" fo:border-left="0.5pt solid #000000" fo:border-right="0.5pt solid #000000" fo:border-top="none" fo:border-bottom="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ffff00" fo:padding="0.097cm" fo:border="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background-color="#ffff00" fo:padding="0.097cm" fo:border="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17cm" style:rel-column-width="65535*"/>
    </style:style>
    <style:style style:name="Tabelle32.A1" style:family="table-cell">
      <style:table-cell-properties fo:background-color="#ffff00" fo:padding="0.097cm" fo:border="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background-color="#ffff00" fo:padding="0.097cm" fo:border="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background-color="#ffff00" fo:padding="0.097cm" fo:border="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background-color="#ffff00" fo:padding="0.097cm" fo:border="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background-color="#ffff00" fo:padding="0.097cm" fo:border="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background-color="#ffff00" fo:padding="0.097cm" fo:border="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ffff00" fo:padding="0.097cm" fo:border="0.5pt solid #000000">
        <style:background-image/>
      </style:table-cell-properties>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background-color="#ffff00" fo:padding="0.097cm" fo:border="0.5pt solid #000000">
        <style:background-image/>
      </style:table-cell-properties>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background-color="#ffff00" fo:padding="0.097cm" fo:border="0.5pt solid #000000">
        <style:background-image/>
      </style:table-cell-properties>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background-color="#ffff00" fo:padding="0.097cm" fo:border="0.5pt solid #000000">
        <style:background-image/>
      </style:table-cell-properties>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background-color="#ffff00" fo:padding="0.097cm" fo:border="0.5pt solid #000000">
        <style:background-image/>
      </style:table-cell-properties>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background-color="#ffff00" fo:padding="0.097cm" fo:border="0.5pt solid #000000">
        <style:background-image/>
      </style:table-cell-properties>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ffff00" fo:padding="0.097cm" fo:border="0.5pt solid #000000">
        <style:background-image/>
      </style:table-cell-properties>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ffff00" fo:padding="0.097cm" fo:border="0.5pt solid #000000">
        <style:background-image/>
      </style:table-cell-properties>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background-color="#ffff00" fo:padding="0.097cm" fo:border="0.5pt solid #000000">
        <style:background-image/>
      </style:table-cell-properties>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background-color="#ffff00" fo:padding="0.097cm" fo:border="0.5pt solid #000000">
        <style:background-image/>
      </style:table-cell-properties>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ffff00" fo:padding="0.097cm" fo:border="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background-color="#ffff00" fo:padding="0.097cm" fo:border="0.5pt solid #000000">
        <style:background-image/>
      </style:table-cell-properties>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background-color="#ffff00" fo:padding="0.097cm" fo:border="0.5pt solid #000000">
        <style:background-image/>
      </style:table-cell-properties>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background-color="#ffff00" fo:padding="0.097cm" fo:border="0.5pt solid #000000">
        <style:background-image/>
      </style:table-cell-properties>
    </style:style>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fo:padding="0cm" fo:border="none"/>
    </style:style>
    <style:style style:name="P3" style:family="paragraph" style:parent-style-name="Standard">
      <style:paragraph-properties fo:margin-left="0cm" fo:margin-right="0cm" fo:text-indent="0cm" style:auto-text-indent="false"/>
      <style:text-properties officeooo:rsid="00039e07" officeooo:paragraph-rsid="00039e07"/>
    </style:style>
    <style:style style:name="P4" style:family="paragraph" style:parent-style-name="Standard">
      <style:text-properties officeooo:rsid="00039e07" officeooo:paragraph-rsid="00039e07"/>
    </style:style>
    <style:style style:name="P5" style:family="paragraph" style:parent-style-name="Table_20_Contents">
      <style:text-properties officeooo:rsid="00039e07" officeooo:paragraph-rsid="00039e07"/>
    </style:style>
    <style:style style:name="P6" style:family="paragraph" style:parent-style-name="Standard">
      <style:text-properties officeooo:rsid="00039e07" officeooo:paragraph-rsid="00039e07" loext:padding="0cm" loext:border="none"/>
    </style:style>
    <style:style style:name="P7" style:family="paragraph" style:parent-style-name="Standard">
      <style:paragraph-properties fo:margin-left="0cm" fo:margin-right="0cm" fo:text-indent="0cm" style:auto-text-indent="false"/>
      <style:text-properties officeooo:rsid="00039e07" officeooo:paragraph-rsid="00039e07" loext:padding="0cm" loext:border="none"/>
    </style:style>
    <style:style style:name="P8" style:family="paragraph" style:parent-style-name="Standard">
      <style:paragraph-properties fo:margin-left="0cm" fo:margin-right="0cm" fo:text-indent="0cm" style:auto-text-indent="false"/>
      <style:text-properties officeooo:paragraph-rsid="00039e07"/>
    </style:style>
    <style:style style:name="P9" style:family="paragraph" style:parent-style-name="Standard">
      <style:text-properties officeooo:paragraph-rsid="00039e07"/>
    </style:style>
    <style:style style:name="P10" style:family="paragraph" style:parent-style-name="Standard">
      <style:paragraph-properties fo:margin-left="0cm" fo:margin-right="0cm" fo:text-indent="0cm" style:auto-text-indent="false"/>
      <style:text-properties loext:padding="0cm" loext:border="none"/>
    </style:style>
    <style:style style:name="P11" style:family="paragraph" style:parent-style-name="Standard">
      <style:paragraph-properties fo:margin-left="0cm" fo:margin-right="0cm" fo:text-indent="0cm" style:auto-text-indent="false"/>
      <style:text-properties officeooo:paragraph-rsid="00039e07" loext:padding="0cm" loext:border="none"/>
    </style:style>
    <style:style style:name="P12" style:family="paragraph" style:parent-style-name="Standard">
      <style:text-properties officeooo:paragraph-rsid="00039e07" loext:padding="0cm" loext:border="none"/>
    </style:style>
    <style:style style:name="P13" style:family="paragraph" style:parent-style-name="Standard">
      <style:text-properties officeooo:rsid="00039e07" officeooo:paragraph-rsid="00039e07" loext:padding="0cm" loext:border="none"/>
    </style:style>
    <style:style style:name="P14" style:family="paragraph" style:parent-style-name="Standard">
      <style:paragraph-properties fo:margin-left="0cm" fo:margin-right="0cm" fo:text-indent="0cm" style:auto-text-indent="false"/>
      <style:text-properties officeooo:rsid="00056281" officeooo:paragraph-rsid="00056281" loext:padding="0cm" loext:border="none"/>
    </style:style>
    <style:style style:name="T1" style:family="text">
      <style:text-properties loext:padding="0cm" loext:border="none"/>
    </style:style>
    <style:style style:name="T2" style:family="text">
      <style:text-properties officeooo:rsid="00039e0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llo!</text:p>
      <text:p text:style-name="P2">Ich wollt euch mal mein neues "Projekt" zeigen wegen Korsett etc. Ist nach dem Schnittmuster von arane Black namens tulip. Der link dazu:</text:p>
      <text:p text:style-name="P2"><text:a xlink:type="simple" xlink:href="https://www.araneablack.com/antique-edwardian-corset-pattern-tulip/" text:style-name="Internet_20_link" text:visited-style-name="Visited_20_Internet_20_Link"><text:span text:style-name="T1">https://www.araneablack.com/antique-edwardian-corset-pattern-tulip/</text:span></text:a></text:p>
      <text:p text:style-name="P2">Laut Schnittmuster erstellen so nah wie möglich an originalen gehalten, der Einfachheit halber habe ich mich da jetzt dran gehalten. Die andern beiden Korsetts habe ich auch von der Website. Sind super zum anpassen, mehrere Größen und auch ne Erklärung wie man ausmisst etc. Tulip ist ein korsett das auf der Mitte der Brust endet.</text:p>
      <text:p text:style-name="P2">Da ich grad am Handy bin, weiss ich ned ob das mit den Bildern passt. Hoffen wir es mal.</text:p>
      <text:p text:style-name="P2">Jede Seite besteht aus 8 Teilen (=16 insgesamt).</text:p>
      <text:p text:style-name="P2">Das Schnittmuster ausgedruckt, zusammengeklebt und angepasst (Stichwort sitzriese, habe da 3 cm zwischen unterbrust und Taille eingefügt)</text:p>
      <text:p text:style-name="P2">Mockup war aus reststoff (sollte so nah wie möglich am späteren Stoff sein, also in diesem Fall ein nicht dehnbahrer Stoff). Das hat so weit gepasst um es aus dem richtigen Stoff zu machen.</text:p>
      <text:p text:style-name="P2">Auf einem Bild sieht man das Schnittmuster schon auf schwarzem Coutil aufgezeichnet. Schnitteil 1 (das vordere) und 8 (mit der schnürung) jeweils gespiegelt wegen der Stabilität insgesamt.</text:p>
      <text:p text:style-name="P2">Ein Foto sollte die Teile dann ausgeschnitten zeigen und eins mit Faden die Markierungen geheftet (pink die aussennaht, gelb die Taille, weiss die mittlere hüfte)</text:p>
      <text:p text:style-name="P2">Ein Foto die schliesse grob angeheftet da ich wegen der Länge schauen musste. Die schliesse ist bei dem jetzt 30cm lang da die 26 cm Löffel planchette zu kurz war. Meine normale planchette (schliesse) ist zu lang. Entweder stößt die ans Kinn oder is ned jugendfrei...</text:p>
      <text:p text:style-name="P2">Ein Bild sollte alle Teile zusammengeheftet zeigen. Schon mit pinkem Faden aufgefadelt weil meine Ösen in dme fall auch zu groß sind. Das is aber auch so gut wie bestellt.</text:p>
      <text:p text:style-name="P2">Anprobe war so weit auch in Ordnung (ich bin zu bequem und mach das ohne Stäbchen, sollte man aber mit passenden machen.) jetzt fehlt mir meine Näh a schin aus der reperatur. Kann man auch von Hand machen aber das trau ich mir ehrlich gesagt bei der benötigten strapazierfahigkeit nicht zu.</text:p>
      <text:p text:style-name="P2">Hinten bei der schnürung wird es zwie bis drei flachstahl Stäbchen geben mit 5mm. Sollte dann wie folgt aussehen:</text:p>
      <text:p text:style-name="P2">X|°||</text:p>
      <text:p text:style-name="P2">X ist die schnürung, die Striche die Stäbchen und das grad symbol später die Ösen.</text:p>
      <text:p text:style-name="P2">Die federstahl Stäbchen werden später wieder in stoff Tunnel gesteckt (muss ich auch noch machen) und über jede verbindende naht gemacht. Das taillenband der Markierung entsprechend aufgenäht (vor den stäbchentunneln). Je nach benötigter Stabilität kommen mehr Stäbchentunnel dazu.</text:p>
      <text:p text:style-name="P2">Ich habe mich bewusst gegen synthetische walbein entschieden da ich etwas unförmog bin und die mir allein beim schnüren schon teilweise brechen.</text:p>
      <text:p text:style-name="P2">Sobald das Korsett weiter geht bzw fertig ist, kann ich mich dann endlich auch dem Rock und der weste widmen.</text:p>
      <table:table table:name="Tabelle1" table:style-name="Tabelle1">
        <table:table-column table:style-name="Tabelle1.A"/>
        <text:soft-page-break/>
        <table:table-row>
          <table:table-cell table:style-name="Tabelle1.A1" office:value-type="string">
            <text:p text:style-name="P5">Korsett Bilder <text:s/>1 - 4</text:p>
          </table:table-cell>
        </table:table-row>
      </table:table>
      <text:p text:style-name="Standard"/>
      <text:p text:style-name="P2">Bewundert meinen dreckigen Spiegel! Äh, ne... Mein Chaos! Oder einfach den Fortschritt vom korsett... Bis jetzt ist die schliesse eingenäht, an der schnürung am Rücken zwei Stäbe und sonst sitzt es nur durch einmal ziehen am behelfsfaden. Ich geb zu, schwarzes korsett auf schwarzer Kleidung is jetzt ned die beste Wahl aber zeigt wenigstens bissl den Fortschritt. Gelbe Faden wird Taille, der weisse sollte mittig auf dem hüftknochen liegen (was es so weit auch tut) und der pinke wird grob die Form. Bisher noch alles mit naht zugabe etc.</text:p>
      <text:p text:style-name="P2">Als nächstes kommt dann das Nähte bügeln, innen versäubern und hoffen die Ösen kommen bis dahin.</text:p>
      <text:p text:style-name="P2"/>
      <table:table table:name="Tabelle2" table:style-name="Tabelle2">
        <table:table-column table:style-name="Tabelle2.A"/>
        <table:table-row>
          <table:table-cell table:style-name="Tabelle2.A1" office:value-type="string">
            <text:p text:style-name="P5">Korsett Bilder 5 - 9</text:p>
          </table:table-cell>
        </table:table-row>
      </table:table>
      <text:p text:style-name="Standard"/>
      <text:p text:style-name="P1">so. weiter genäht. die einzelnen Korsettteile aneinander genäht, bissl zu eng aber da es eh nur einlagig ist, reicht es für das richtige anpassen und dann schnittmuster anpassen. </text:p>
      <text:p text:style-name="P3">k</text:p>
      <table:table table:name="Tabelle3" table:style-name="Tabelle3">
        <table:table-column table:style-name="Tabelle3.A"/>
        <table:table-row>
          <table:table-cell table:style-name="Tabelle3.A1" office:value-type="string">
            <text:p text:style-name="P5">Korsett Bilder 10</text:p>
          </table:table-cell>
        </table:table-row>
      </table:table>
      <text:p text:style-name="P1"><text:span text:style-name="T2">(Bild 10) </text:span>hier sieht man die innenseite. da war die nahtzugabe noch dran </text:p>
      <text:p text:style-name="P8"/>
      <table:table table:name="Tabelle4" table:style-name="Tabelle4">
        <table:table-column table:style-name="Tabelle4.A"/>
        <table:table-row>
          <table:table-cell table:style-name="Tabelle4.A1" office:value-type="string">
            <text:p text:style-name="P5">Korsett Bilder 11</text:p>
          </table:table-cell>
        </table:table-row>
      </table:table>
      <text:p text:style-name="P9"><text:span text:style-name="T2">(Bild 11) </text:span>hier von aussen, einmal knapp neben der Naht erneut genäht, damit die nahtzugaben auf einer Seite sind. da nacher die Stäbchentunnel drüber komen, sieht man das auch nicht mehr. </text:p>
      <text:p text:style-name="P9"/>
      <table:table table:name="Tabelle5" table:style-name="Tabelle5">
        <table:table-column table:style-name="Tabelle5.A"/>
        <table:table-row>
          <table:table-cell table:style-name="Tabelle5.A1" office:value-type="string">
            <text:p text:style-name="P5">Korsett Bild 12</text:p>
          </table:table-cell>
        </table:table-row>
      </table:table>
      <text:p text:style-name="P9"><text:span text:style-name="T2">(Bild 12) </text:span><text:span text:style-name="T1">hier dann mit knapp abgeschnittener Nahtzugabe (eigentlich sollte man vorher das Taillenband annähen und die tunnel vorher, damit diese mehr stabilität bekommen. War dann der moment in dem ich mich entschieden hab das als mockup zu nutzen und ned später als richtiges, da doch mehr zug drauf sein wird, als ich dachte.)</text:span></text:p>
      <text:p text:style-name="P12"/>
      <text:p text:style-name="P6">* * * * *</text:p>
      <text:p text:style-name="P10"/>
      <text:p text:style-name="P10">Jetzt wollte iche uch mal zeigen, wie ich die Stäbchentunnel mache.</text:p>
      <text:p text:style-name="P10">Ich habe Bügelstäbe von Clover (das grüne Teil) in verschiedenen breiten (6mm, 9mm, 12mm, 15mm, 18mm).</text:p>
      <text:p text:style-name="P4"/>
      <table:table table:name="Tabelle6" table:style-name="Tabelle6">
        <table:table-column table:style-name="Tabelle6.A"/>
        <table:table-row>
          <table:table-cell table:style-name="Tabelle6.A1" office:value-type="string">
            <text:p text:style-name="P5">Korsett Bild 13</text:p>
          </table:table-cell>
        </table:table-row>
      </table:table>
      <text:p text:style-name="P9"><text:span text:style-name="T2">(Bild 13) An</text:span><text:span text:style-name="T1">gefangen mit 4cm Breiten streifen quer zum Fadenschuss. Dadurch, das ich coutil nehme is das relativ egal, finde nur die optik vom Nadelstreifen quer (Stäbchentunnel) zu längs (Korsett) ansprechend. wird ausser hier aufm Forum wohl kaum jemand sehen aber hey, ich weiss es XD</text:span></text:p>
      <text:p text:style-name="P10"/>
      <table:table table:name="Tabelle7" table:style-name="Tabelle7">
        <table:table-column table:style-name="Tabelle7.A"/>
        <table:table-row>
          <table:table-cell table:style-name="Tabelle7.A1" office:value-type="string">
            <text:p text:style-name="P5">Korsett Bild 14</text:p>
          </table:table-cell>
        </table:table-row>
      </table:table>
      <text:p text:style-name="P9"><text:span text:style-name="T2">(Bild 14) </text:span>ich Find die Bügelstäbe halt praktisch da man aus Stoffstreifen und nem Reissverschlussfuß sehr schnell tunnel nähen kann. Stoff einmal geschnitten und vorgefaltet, den Bügelstab rein, knappkantig mit Reissverschlussfuß genaht und (fast) fertig! Links wieder die <text:soft-page-break/>Stoffstreifen, in der mitte sieht man wie es dann beim Nähen aussieht (fleisig nachziehen, sonst is der stab weg und so) und unter der Nähmaschine liegt ein fertiger Stofftunnel. </text:p>
      <text:p text:style-name="P9"/>
      <table:table table:name="Tabelle8" table:style-name="Tabelle8">
        <table:table-column table:style-name="Tabelle8.A"/>
        <table:table-row>
          <table:table-cell table:style-name="Tabelle8.A1" office:value-type="string">
            <text:p text:style-name="P5">Korsett Bild 15</text:p>
          </table:table-cell>
        </table:table-row>
      </table:table>
      <text:p text:style-name="P9"><text:span text:style-name="T2">(Bild 15) </text:span>hier nochmal kurz reingeworfen wie stabil coutil eigentlich ist. das sind die stofftunnel vorm bügeln, die hängen über die tischkante ohen stabilisierung. </text:p>
      <text:p text:style-name="P9"/>
      <table:table table:name="Tabelle9" table:style-name="Tabelle9">
        <table:table-column table:style-name="Tabelle9.A"/>
        <table:table-row>
          <table:table-cell table:style-name="Tabelle9.A1" office:value-type="string">
            <text:p text:style-name="P5">Korsett Bild 16</text:p>
          </table:table-cell>
        </table:table-row>
      </table:table>
      <text:p text:style-name="P9"><text:span text:style-name="T2">(Bild 16) </text:span>so sieht dann ein Stofftunnel aufgenäht aus. oben mit 6mm breitem Bügelstab hergestellt, unten mit dem 9mm Stab. Immer dran denken, dass die seitennähte auch breite "wegnehmen" daher passt der 6mm Tunnel auch nicht ganz für 5mm Spiralstab. ausser man amcht sehr eng und hat keine kappen am ende der Stäbe (nicht zu empfehlen). </text:p>
      <text:p text:style-name="P9"/>
      <table:table table:name="Tabelle10" table:style-name="Tabelle10">
        <table:table-column table:style-name="Tabelle10.A"/>
        <table:table-row>
          <table:table-cell table:style-name="Tabelle10.A1" office:value-type="string">
            <text:p text:style-name="P5">Korsett Bild 17</text:p>
          </table:table-cell>
        </table:table-row>
      </table:table>
      <text:p text:style-name="P9"><text:span text:style-name="T2">(Bild 17) </text:span>unten mal mit meinem 7mm Spiralstab drin. Die Kappe oben drauf wird auch nochmal ca 1-2mm einnehmen, daher der unterschied etc. </text:p>
      <text:p text:style-name="P9"/>
      <table:table table:name="Tabelle11" table:style-name="Tabelle11">
        <table:table-column table:style-name="Tabelle11.A"/>
        <table:table-row>
          <table:table-cell table:style-name="Tabelle11.A1" office:value-type="string">
            <text:p text:style-name="P5">Korsett Bild 18 und 19</text:p>
          </table:table-cell>
        </table:table-row>
      </table:table>
      <text:p text:style-name="P9"><text:span text:style-name="T2">(Bild 18 und 19) </text:span>dann gehtst mal wieder bügeln. Bügelstab in den Tunnel, einmal drehen dass die Naht oben flach aufliegtund die Nahtzugabe sollte nach oben abstehen. gleich Möglichst mittig auf den Stab legen, macht das auseinanderbügeln der Naht einfacher. </text:p>
      <text:p text:style-name="P9"/>
      <table:table table:name="Tabelle12" table:style-name="Tabelle12">
        <table:table-column table:style-name="Tabelle12.A"/>
        <table:table-row>
          <table:table-cell table:style-name="Tabelle12.A1" office:value-type="string">
            <text:p text:style-name="P5">Korsett Bild 20-22</text:p>
          </table:table-cell>
        </table:table-row>
      </table:table>
      <text:p text:style-name="P9"><text:span text:style-name="T2">(Bild 20-22) </text:span>So sieht es dann beim Bügeln aus. ich bin rechtshänder daher Bügeleisen rechts, Nahtzugabe zwischen linkem zeigefinger und daumen hoch gehalten und mit der Spitze des Bügeleisens die Naht auseinander drücken. jetzt is das beim umdrehen möglichst mittig wichtig, macht es einfacher. </text:p>
      <text:p text:style-name="P9"/>
      <table:table table:name="Tabelle13" table:style-name="Tabelle13">
        <table:table-column table:style-name="Tabelle13.A"/>
        <table:table-row>
          <table:table-cell table:style-name="Tabelle13.A1" office:value-type="string">
            <text:p text:style-name="P5">Korsett Bild 23</text:p>
          </table:table-cell>
        </table:table-row>
      </table:table>
      <text:p text:style-name="P9"><text:span text:style-name="T2">(Bild 23) </text:span>nochmal der unterschied zwischen Stofftunnel vor dem Bügeln und nach dem Bügeln (von oben gesehen dann) </text:p>
      <text:p text:style-name="P9"/>
      <table:table table:name="Tabelle14" table:style-name="Tabelle14">
        <table:table-column table:style-name="Tabelle14.A"/>
        <table:table-row>
          <table:table-cell table:style-name="Tabelle14.A1" office:value-type="string">
            <text:p text:style-name="P5">Korsett Bild 24</text:p>
          </table:table-cell>
        </table:table-row>
      </table:table>
      <text:p text:style-name="P9"><text:span text:style-name="T2">(Bild 24) </text:span><text:span text:style-name="T1">und so sollte der Stäbchentunnel dann auf der unterseite aussehen.</text:span></text:p>
      <text:p text:style-name="P12"/>
      <text:p text:style-name="P6">* * * * *</text:p>
      <text:p text:style-name="P12"/>
      <text:p text:style-name="P10">ich schneide dann die Nahtzugabe zwischen aussenkante tunnel und naht etwa mittag ab (falls nötig). wenn die Nahtzugabe länger ist, sieht es nacher aufm korsett nicht gut aus (meiner meinung nach) und franst irgendwann aus etc.</text:p>
      <text:p text:style-name="P4"/>
      <table:table table:name="Tabelle15" table:style-name="Tabelle15">
        <table:table-column table:style-name="Tabelle15.A"/>
        <table:table-row>
          <table:table-cell table:style-name="Tabelle15.A1" office:value-type="string">
            <text:p text:style-name="P5">Korsett Bild 25-27</text:p>
          </table:table-cell>
        </table:table-row>
      </table:table>
      <text:p text:style-name="P4">(Bild 25-27) hier die Fotos mit der zu langen Nahtzugabe, damit ihr euch vorstellen könnt, was ich meine. </text:p>
      <text:p text:style-name="P4"/>
      <table:table table:name="Tabelle16" table:style-name="Tabelle16">
        <table:table-column table:style-name="Tabelle16.A"/>
        <table:table-row>
          <table:table-cell table:style-name="Tabelle16.A1" office:value-type="string">
            <text:p text:style-name="P5">Korsett Bild 28</text:p>
          </table:table-cell>
        </table:table-row>
      </table:table>
      <text:p text:style-name="P9"><text:soft-page-break/><text:span text:style-name="T2">(Bild 28) </text:span>Das sind jetzt vermutlich mehr Tunnel als ich brauche (bzw sollten die auf länge gekürzt werden etc, ich spar mir das aber und mache lieber ein paar lange und kürze die dann beim nähen. sobald ich was auf maß mache, endet es zu 99% zu kurz wegen kurven etc) </text:p>
      <text:p text:style-name="P9"/>
      <text:p text:style-name="P4">* * * * *</text:p>
      <text:p text:style-name="P4"/>
      <text:p text:style-name="P4">jetzt wäre theoretisch aufnähen dran (wenn man das taillenband ned vergessen hätte) aber ich habe mich dazu entschieden doch lieber ein zweilagiges zu machen. also wieder schnittmuster aufmalen, ausschneiden, anheften und nähen. denke zum taillenband mach ich dann wieder update aber sonst wäre es nur eine widerholung von dem bisherigen. dann auch ned so viele Ösen hinten, das alleine schnüren is ned möglich (ausprobiert...) und dann meld ich mich auch und versuche die sandwichmethode zu erklären... </text:p>
      <text:p text:style-name="P4"/>
      <text:p text:style-name="P4">* * * * *</text:p>
      <text:p text:style-name="P4"/>
      <text:p text:style-name="P4">Danke, nur festgestellt riesenfehler drin und is damit eher ein optisches projekt als praktisches. das neue wird jetzt zweilagig, bin aber grad noch dabei die sachen mit faden zu makieren. wenn ich dran denk mach ich dann fotos und erkläre die sandwich-methode etc. mal schauen wie lang das noch dauert XD </text:p>
      <text:p text:style-name="P4"/>
      <text:p text:style-name="P4">* * * *</text:p>
      <text:p text:style-name="P4"/>
      <table:table table:name="Tabelle17" table:style-name="Tabelle17">
        <table:table-column table:style-name="Tabelle17.A"/>
        <table:table-row>
          <table:table-cell table:style-name="Tabelle17.A1" office:value-type="string">
            <text:p text:style-name="P5">Bild 29 - 30</text:p>
          </table:table-cell>
        </table:table-row>
      </table:table>
      <text:p text:style-name="P6">so. neues update. diesmal mit zwei Lagen coutil und nach mehreren versuchen weil ich das limit der beitragslänge gesprengt hab...</text:p>
      <text:p text:style-name="P10"/>
      <text:p text:style-name="P4">die einzelteile ganz normal zusammen genäht.<text:line-break/>damit man mal sieht wieviel coutil auf einer hälfte vom Korsett sind (dran denken: zwei lagig, die schnittteile sind einmal normal aufgezeichent und einmal gespiegelt. bei einem einlagigen coutil wäre dass das ganze korsett) </text:p>
      <text:p text:style-name="P4"/>
      <table:table table:name="Tabelle18" table:style-name="Tabelle18">
        <table:table-column table:style-name="Tabelle18.A"/>
        <table:table-row>
          <table:table-cell table:style-name="Tabelle18.A1" office:value-type="string">
            <text:p text:style-name="P5">Korsett Bild 31</text:p>
          </table:table-cell>
        </table:table-row>
      </table:table>
      <text:p text:style-name="P4">Das is eine Seite des Korsetts mal komplett ausgebreitet. Das vordere teil ist gespiegelt aneinander gelassen, genauso wie das hintere teil (schliese und ösen). da ansonsten unnötige Stoffschichten dazu kommen, wenn man diese zusammennäht und potenteill ne schwachstelle mit der Naht ist. </text:p>
      <text:p text:style-name="P4"/>
      <table:table table:name="Tabelle19" table:style-name="Tabelle19">
        <table:table-column table:style-name="Tabelle19.A"/>
        <table:table-row>
          <table:table-cell table:style-name="Tabelle19.A1" office:value-type="string">
            <text:p text:style-name="P5">Korsett Bild 32-34</text:p>
          </table:table-cell>
        </table:table-row>
      </table:table>
      <text:p text:style-name="P4">So sieht das von innen aus, von aussen und wenn man die Korsettseite einmal zusammenklappt um die hälfte zu bekommen. ich versuch euch jetzt die sandwich methode zu erklären. da gibts deutlich bessere videos dazu und alles, aber hey, das gehört dazu. </text:p>
      <text:p text:style-name="P4"/>
      <table:table table:name="Tabelle20" table:style-name="Tabelle20">
        <table:table-column table:style-name="Tabelle20.A"/>
        <table:table-row>
          <table:table-cell table:style-name="Tabelle20.A1" office:value-type="string">
            <text:p text:style-name="P5">Korsett Bild 35-36</text:p>
          </table:table-cell>
        </table:table-row>
      </table:table>
      <text:p text:style-name="P4">zuerst werden alle Nahtzugaben auf eine Seite gebügelt. welche ist egal, so lange ihr ned zwischendrin die richtung wechselt (also zb alle nach links wie hier)<text:line-break/>das is wichtig damit die Nahtzugaben dann jeweils auf die andere seite stehen, wie ichs bei den nächsten bildern versuche zu zeigen. wenn man zwischendurch die seite ändert, wären die nahtzugaben alle auf einem haufen und im endeffekt dann 6 stoffschichten. mit der sandwichmethode sind es so nur 4 und gibt dadurch noch mehr stabilität weil der zug von der verbindungsnaht ned in eine richtung geht sondern aufgeteilt wird. (über die nähte kommen ja noch die stäbchentunnel, daher schön flach halten) </text:p>
      <text:p text:style-name="P4"><text:soft-page-break/></text:p>
      <table:table table:name="Tabelle21" table:style-name="Tabelle21">
        <table:table-column table:style-name="Tabelle21.A"/>
        <table:table-row>
          <table:table-cell table:style-name="Tabelle21.A1" office:value-type="string">
            <text:p text:style-name="P5">Korsett Bild 37 - 40</text:p>
          </table:table-cell>
        </table:table-row>
      </table:table>
      <text:p text:style-name="P9"><text:span text:style-name="T2">(Bild 37-40) </text:span>hier sieht man es vllt besser, was ich meine. im endeffekt macht man sich so einen korsett tunnel, der nacher auf den nähten zusammen geheftet und genäht wird, damit man immer die rechte seite des stoffen aussen hat und jeweils die linke seite des stoffes immer innen. </text:p>
      <text:p text:style-name="P9"/>
      <table:table table:name="Tabelle22" table:style-name="Tabelle22">
        <table:table-column table:style-name="Tabelle22.A"/>
        <table:table-row>
          <table:table-cell table:style-name="Tabelle22.A1" office:value-type="string">
            <text:p text:style-name="P5">Korsett Bild 41-45</text:p>
          </table:table-cell>
        </table:table-row>
      </table:table>
      <text:p text:style-name="P9">sieht dann halt zeimlcih zerknautscht aus, aber das ist erstmal normal.<text:line-break/>da ich weder übung hab noch fleissig bin hab ich den einfachen weg genommen und die nahtzugaben von der rechten seite des stoffes (aussen) nochmal knappkanntig angenäht, damit die glatt werden.<text:line-break/>ich hoffe das is das richtige bild. da is eine nahtzugabe schon angenäht und die andere nur gebügelt. </text:p>
      <text:p text:style-name="P9"/>
      <table:table table:name="Tabelle23" table:style-name="Tabelle23">
        <table:table-column table:style-name="Tabelle23.A"/>
        <table:table-row>
          <table:table-cell table:style-name="Tabelle23.A1" office:value-type="string">
            <text:p text:style-name="P5">Korsett Bild 46</text:p>
          </table:table-cell>
        </table:table-row>
      </table:table>
      <text:p text:style-name="P9">damit man mal sieht wie stabil coutil ist. das is der fertige tunnel (alle einzelteile entsprechend aneinander genäht) und einfach mal hingestellt. ohne stütze etc, nur der stoff. </text:p>
      <text:p text:style-name="P9"/>
      <table:table table:name="Tabelle24" table:style-name="Tabelle24">
        <table:table-column table:style-name="Tabelle24.A"/>
        <table:table-row>
          <table:table-cell table:style-name="Tabelle24.A1" office:value-type="string">
            <text:p text:style-name="P5">Korsett Bild 47-48</text:p>
          </table:table-cell>
        </table:table-row>
      </table:table>
      <text:p text:style-name="P9">dann gehts an die Nahtzugaben kürzen. ich lass sie extra etwas länger, da diese nacher eh im stofftunnel verschwinden. aber auch nicht zu lange, da sie sonst durchdrücken könnten. kein mangel aber wenn man auf optik geht, sollte man das bedenken. </text:p>
      <text:p text:style-name="P9"/>
      <table:table table:name="Tabelle25" table:style-name="Tabelle25">
        <table:table-column table:style-name="Tabelle25.A"/>
        <table:table-row>
          <table:table-cell table:style-name="Tabelle25.A1" office:value-type="string">
            <text:p text:style-name="P5">Korsett Bild 49-54</text:p>
          </table:table-cell>
        </table:table-row>
      </table:table>
      <text:p text:style-name="P9">bei den fotos wurde mir schon 6-spurige autobahn gesagt. aber is immernoch das korsett, diesmal mit taillenband. dadurch das es diesmal eine linke und rechte seite hat, hab ich das so gesehen auf der linken innenseite des tunnels aufgenäht. (dann sind die nähte nur von innen zu sehen und die aussenseite des korsetts hat nur die nötigen sichtbaren nähte).<text:line-break/>Die erste Naht vom Taillenband sollte möglichst mittig sein und auf der makierten taille des korsetts verlaufen. die nähte nach aussen hin sind bissl anders, da muss man sich die stoffteile dementsprechend hinziehen, auf den Nähten ggf kurz pausieren (nadel im stoff), nähfuß anheben und den stoff bis zur nächsten bahn aufs taillenband glatt ziehen. weiss nciht wie ich das besser erklären soll.<text:line-break/>sieht dann nacher so aus (die seite des korsetts is dann nacher näher an der haut als die andere) </text:p>
      <text:p text:style-name="P9"/>
      <table:table table:name="Tabelle26" table:style-name="Tabelle26">
        <table:table-column table:style-name="Tabelle26.A"/>
        <table:table-row>
          <table:table-cell table:style-name="Tabelle26.A1" office:value-type="string">
            <text:p text:style-name="P5">Korsett Bild 55</text:p>
          </table:table-cell>
        </table:table-row>
      </table:table>
      <text:p text:style-name="P9">an der schliesse sieht dass dann bei meiner lösung so aus (das taillenband hab ich da einmal "um die schliesse" gelegt. rechts innenseite angenäht bis vorne hin und links aufm foto sieht man mit pink das taillenband provisorisch angeheftet. da dass vorderteil dann zusammengeklappt und die schliesse eingenht wird, verteilt sich so der zug gleichmässiger aufs taillenband und durchs doppelt annähen nochmal stabiler) </text:p>
      <text:p text:style-name="P9"/>
      <table:table table:name="Tabelle27" table:style-name="Tabelle27">
        <table:table-column table:style-name="Tabelle27.A"/>
        <table:table-row>
          <table:table-cell table:style-name="Tabelle27.A1" office:value-type="string">
            <text:p text:style-name="P5">Korsett Bild 56-57</text:p>
          </table:table-cell>
        </table:table-row>
      </table:table>
      <text:p text:style-name="P9">zusammengeklappt, gebügelt und die löcher mit ner ahle vorgestochen (etwas kleiner als der hubbel oben) und dann die schliesse rein. dadurch, dass es ein stoffteil ist und nicht zusammen genäht, ist da eine schwachstelle raus genommen und sollte eher heben. auch die dicke der lagen spart man sich so. das pinke sind noch die fixierung des taillenbands, das hab ich danach gelöst und von innen den überschüssigen teil abgeschnitten. </text:p>
      <text:p text:style-name="P9"/>
      <table:table table:name="Tabelle28" table:style-name="Tabelle28">
        <table:table-column table:style-name="Tabelle28.A"/>
        <table:table-row>
          <table:table-cell table:style-name="Tabelle28.A1" office:value-type="string">
            <text:p text:style-name="P5">Korsett Bild 58-59</text:p>
          </table:table-cell>
        </table:table-row>
      </table:table>
      <text:p text:style-name="P9"><text:soft-page-break/>jetzt kommt der "lustige" teil, bei dem sich zeigt wie genau man gearbeitet hat. jetzt werden die lagen aneinander geheftet. schön naht an naht. hier wieder mit rosa geheftet. zwischendurch viel bügeln is von vorteil. vorallem wenn man ein Bügelbock/bügelkissen hat um die Form des korsetts (bzw schnittmusters) gleich zu beachten. das geht auch ohne (ausprobiert, bei gelegenheit zeig ich euch mal mein konstellations- und mein universumsstoff korsett XD)  is nur schwieriger und dann halt jedes schnitteil einzeln da es sich sonst noch schneller verzieht.<text:line-break/>wenn jetzt unterschiede sind und sich das verzieht kann man das noch aufmachen etc. würde ich auch machen wenn es über 1-2mm unterschied ist. wenn es 1-2mm sind kann sich das ancher mit den aufgenähten tunnelstäben ausgleichen, der zug wird ja durch die nähte auch wieder verteilt etc.<text:line-break/>je genauer man aber arbeitet (deshalb auch die ganze areit mit den verschiedenfarbigen nähten und alles ganz am anfang usw. man kann auch das schnittmuster immer wieder auflegen und nachmakieren aber bei einem korsett machen hier und da 1mm schon einen unterschied. das hat zb 8 teile und wenn man bei jeder naht 1mm unterschied hat sind das nacher 14mm unterschied auf einer korsetthälfte. ja, 14mm... (7 verbindungsnähte, auf jeder seite zb 1mm gibt 14mm auf einer korsetthälfte) auf das ganze korsett gesehen somit 28mm und das is dann bei so einem aufwand usw schon wert die extra zeit zu investieren.<text:line-break/><text:line-break/>Dann hab ich die andere hälfte genauso (bis auf die schliesse) gearbeitet. da man bei der nubsie seite löcher stechen muss, mach ich die immer zuerst und dann die mit den "haken". die haken lassen sich einfacher an die nubsi anpassen als andersrum.<text:line-break/><text:line-break/>die schliesse nähe ich dann jeweils einmal mit nem reissverschlussfuß fest ein. einfach damit es stabilität gibt, die schliesse ned rumwackel und ggf den stoff aufscheuern kann.<text:line-break/><text:line-break/>(bitte nächsten abschnitt auch lesen und dann selber entscheiden was einem liegt und obs nötig ist. ich habe es bisher noch nicht ausprobiert und deshalb wieder nen kleinen "fehler" drin)<text:line-break/>so wie es aussieht hab ich vom direkt nebeneinader leigen kein foto gemacht aber ich denk das ist relativ selbsterklärend. die haken einhaken, korsetthälften stoff an stoff drunter anpassen und einzeichnen wo die haken raus schauen.<text:line-break/>beispielbilder hab ich dann wieder halber gemacht.yay...<text:line-break/>ich amch dann gerne eine dünne naht ganz knapp an der kante, damit die hakenseite wenn erst die naht aufreibt und ned direkt den stoff, da vorne und hinten schwer auszutauschen/reparieren ist. die haken kann man direkt auslassen da sonst der faden wieder ausfranst etc und wieder unsauber aussieht. hab die fäden dann mit nadel auf die linke seite gezogen und hinten verknotet.<text:line-break/><text:line-break/><text:line-break/>diesmal hab ich mir sogar die mühe gemacht die öffnugnen dann mit nem Knopflochstich zu versäubern da bei meinen andern doch etwas ausfranst...<text:line-break/>hätte ich evtl vor der einfachen nahtvon oben amchen, da man sonst so ne art wulst bekommt etc. denke das gehört in die kategorie "ausprobieren und lernen!"<text:line-break/>nach der knopflochnaht hab ich dann mit ner frischen klinge aufm bastelmesser die löcher geöffnet. das hat so weit auch gut geklappt. nur hatte ich halt die wülste und deshalb doch etwas mehr stof (innerhalb!!) der knopflochnähte weggeschnitten, das hat es optisch wieder ausgeglischen und die hakenseite der schliesse passt ziemlcih plan rein.nur die löcher der hakenseite sollte gut zugnglich sein, da die nubsies ja da durch müssen beim korsett anziehen. </text:p>
      <text:p text:style-name="P9"/>
      <text:p text:style-name="P9"/>
      <table:table table:name="Tabelle29" table:style-name="Tabelle29">
        <table:table-column table:style-name="Tabelle29.A"/>
        <table:table-row>
          <table:table-cell table:style-name="Tabelle29.A1" office:value-type="string">
            <text:p text:style-name="P5">Korsett bilder 60-65</text:p>
          </table:table-cell>
        </table:table-row>
        <table:table-row>
          <table:table-cell table:style-name="Tabelle29.A2" office:value-type="string">
            <text:p text:style-name="P5">Text genauer schreiben</text:p>
          </table:table-cell>
        </table:table-row>
      </table:table>
      <text:p text:style-name="P4">Bild 60 front schliesse genäht mit aussparungen für die schließe</text:p>
      <text:p text:style-name="P4"><text:soft-page-break/>Bild 061 detail bei der genähten Front schließe mit aussparungen. Roter faden die genaue mitte der beiden vorderen Teile</text:p>
      <text:p text:style-name="P4">Bild 062 Detail schließe mit aussparungen, korsett schließe darüber gelegt</text:p>
      <text:p text:style-name="P4">Bild 063 knopfloch stich der nähmaschien zur verstärkung der schließe</text:p>
      <text:p text:style-name="P4">Bild 064 vorderste Korsett eil aufgefaltet, schließe daneben und cutter bereit für das schneiden der löcher im coutil</text:p>
      <text:p text:style-name="P4">Bild 065 Schließ0e durch die Löcher im Coutil geschoben, mit klammer fixiert</text:p>
      <text:p text:style-name="P4"/>
      <text:p text:style-name="P4">mal wieder vergessen fotos zu machen. aber im prinzip alle zwischennähte dann zusammen genäht, wie bei der ersten hälfte vom korsett. </text:p>
      <text:p text:style-name="P4"/>
      <table:table table:name="Tabelle30" table:style-name="Tabelle30">
        <table:table-column table:style-name="Tabelle30.A"/>
        <table:table-row>
          <table:table-cell table:style-name="Tabelle30.A1" office:value-type="string">
            <text:p text:style-name="P5">Bild 066+067 <text:s text:c="3"/>beigsamkeit des federstahls und spiralstahl</text:p>
          </table:table-cell>
        </table:table-row>
      </table:table>
      <text:p text:style-name="P4"/>
      <text:p text:style-name="P4">dann kommt die ösenleisten. damit man aml den unterschied zwischen federstahl(band) und den spiralstäben sieht, hab ich versucht den federstahl zu biegen. in die eine richtung (die flache seite aufeinander biegen) geht wunderbar und springt wieder zurück, wenn man sie ned bricht)<text:line-break/>seitlich geht das nicht, daher verwendet man die auch hinten bei der ösen, wo der zug entsteht (schnürung). wenn man hier den biegsamen spiralfederstahl benutzen würde, würde sich die ösenleiste in alle richtungen biegen können und das würde zu einem das optische (kreuzung der schnüre etc) kaputt machen und zum anderen bringt es nichts für die stabilität des korsetts. das könnte man so gesehen dann ineinander verdrehen und das is unangenehm.<text:line-break/>zurück zur verarbeitung: ich hab wieder einmal knapp an der kante genäht (hat sich durch die sandwichmethode minimal von der ursprünglichen makierung verzogen aber besser hätte ichd as auch nicht mit bügeln hinbekommen) und dann den ersten stab eingelegt. diesen auf dei richtige länge gekürzt und die enden abgeschliffen. am besten ist jetzt plasti dip oder eine andere methode der kanten versiegelung zu wählen. bei dem hier hab ich aber weder endkappen noch plasti dip (wird ne art gumi schicht) gewählt, da ich die kanten rund geschliffen hab und das korsett nicht auf der haut aufliegt (=wenig gewaschen werden muss). hab ja nacher die chemise drunter etc...<text:line-break/><text:line-break/>den stab hab ich dann mit dem reissverschlussfuß wieder knapp angenäht (wie oben die schliessen auch) </text:p>
      <text:p text:style-name="P4"/>
      <table:table table:name="Tabelle31" table:style-name="Tabelle31">
        <table:table-column table:style-name="Tabelle31.A"/>
        <table:table-row>
          <table:table-cell table:style-name="Tabelle31.A1" office:value-type="string">
            <text:p text:style-name="P5">Bild 068 - 069</text:p>
          </table:table-cell>
        </table:table-row>
      </table:table>
      <text:p text:style-name="P4">danach kommt es drauf an, welche ösenbreite man verwendet. ich habe hier 6 mm breite ösen benutzt, habe mir also von der naht ein cm makiert und dort nochmal genäht. auf diesen cm kommen nacher die ösen. 1cm= 0.6mm ösen + 0.2mm ösenkante +0.2mm ösenkante damit die ösen end die stäbe einklemmen, selbst wenn is das nciht schlimm, dann sollte man die stäbe zuerst machen und gibt halt optisch wieder ne art wulst und man kann die stäbe fürs waschen ned rausnehmen. bei meiner herstellungsart geht das eh nicht ist aber möglich so zu nähen. würde das korsett auch ohne alle stäbe ned unbedingt in die waschmaschine stecken, aber ich denk das is geschmackssache und für welchen zweck es gebraucht wird etc.<text:line-break/>nach der ösenreihe mach ich zwei stäbe da ich nur 5mm breiten federstahl habe. wenn dieser etwas breiter ist, reicht evtl auch nur eine (eine zweite kann man je anch stoffteilbreite bis zur verbindungsnaht auch später noch hinzufügen). das is geschmackssache und wie stabil es wird. die meisten empfehlen aber trotzdem zwei reihen.<text:line-break/>auf den fotos sind die ösen halt schon drin weil ich mal wieder keine fotos gemacht habe.</text:p>
      <text:p text:style-name="P10">an sich werden jetzt die Ösen angezeichnet. bei dem schnittmuster sind die schon mit dabei. falsl keine dabei sind gibt es genug vorlagen bzw hirnschmalz und geschmack wie man die abstände rausfindet. ich benutz da bequemerweise wieder eine vorlage.</text:p>
      <text:p text:style-name="P4"/>
      <table:table table:name="Tabelle32" table:style-name="Tabelle32">
        <table:table-column table:style-name="Tabelle32.A"/>
        <table:table-row>
          <table:table-cell table:style-name="Tabelle32.A1" office:value-type="string">
            <text:p text:style-name="P5">Korsett Bild 70</text:p>
          </table:table-cell>
        </table:table-row>
      </table:table>
      <text:p text:style-name="P4"><text:soft-page-break/>warum sind in der mitte mehrere ösen so eng aneinander?<text:line-break/>verteilung der belastung an der taille. und fürs einfachere schnüren. das sind 6 ösen pro seite. die zwei oberen bilden wieder ein kreuz, die mittleren zwei die "hasenohren" an denen gezogen wird und die zwei unteren wieder ein kreuz. die kreuze dort verhindern das schnelle auseinanderzeihen und verlieren der spannung von der oben bzw unteren häfte der schnürung. </text:p>
      <text:p text:style-name="P4"/>
      <table:table table:name="Tabelle33" table:style-name="Tabelle33">
        <table:table-column table:style-name="Tabelle33.A"/>
        <table:table-row>
          <table:table-cell table:style-name="Tabelle33.A1" office:value-type="string">
            <text:p text:style-name="P5">Korsett Bild 71</text:p>
          </table:table-cell>
        </table:table-row>
      </table:table>
      <text:p text:style-name="P4">das sind meine werkzeuge fürs Ösen herstellen. eine Lochzange (ja, die hat nur 4mm aber mit der ahle bekomm ichs ned hin und ich dehne die löcher lieber etwas auf die größe da diese sind zu shcnell ausfransen könnten), der holzstab um die löcher etwas zu weiten da ich keine ahle in der breite habe, in der plastikschale die ösen und im deckel das innenteil. ich empfehle zweiteilige ösen da die abschlüsse schöner werden und es den druck auf den stoff wieder besser verteilt. es gehen auch nur die einteilien da sollte man aber evtl dann nochmal umnähen um das band vom aufschubbern zu bewahren. historisch korrekt sind die ösen jetzt nicht, da die schwarz sind. stellenweise sind aber silberne ösen schon korrekt und zweiteilige müsst ich jetzt nochmal nachlesen um sicher zu gehen. bin ich aber gewillt den kompromiss einzugehen, da es einfach die haltbarkeit erhöht. vom prinzip her wird die öse in das loch gesteckt (hier der schwarze teil der ösen), bei der ösenpresse unten eingelegt, dass der ösenschaft nach oben zeigt (breite teil unten, dann stoff). darauf wird dann die kleine scheibe gelegt und mti der presse zusammengepresst.<text:line-break/>von aussen sehen die jetzt shwarz aus und die metallenen sind innen. </text:p>
      <text:p text:style-name="P4"/>
      <table:table table:name="Tabelle34" table:style-name="Tabelle34">
        <table:table-column table:style-name="Tabelle34.A"/>
        <table:table-row>
          <table:table-cell table:style-name="Tabelle34.A1" office:value-type="string">
            <text:p text:style-name="P5">Korsett Bild 72 + 073</text:p>
          </table:table-cell>
        </table:table-row>
      </table:table>
      <text:p text:style-name="P4"><text:s/>Ösen von beiden seiten</text:p>
      <text:p text:style-name="P4"/>
      <text:p text:style-name="P4">jetzt wird mal wieder anprobiert um das korsett anzupassen. da hab ich mir die fotos gespart weil das zum einen wieder abends war (licht schlecht) und zum anderen is das anpassen alleine schwer zu erklären. da hab ich aber evtl bald mal ne möglichkeit das zu ergänzen etc.<text:line-break/><text:line-break/>schnürungsanleitungen gibt es zur genüge. hauptsählich sollte man drauf achten die hasenöhrchen zum ziehen in den mittleren der 6 engen ösen zu haben und dass die verkreuzung der schnüre immer oben bzw unten ist und nicht zwischen den stofflagen da das ne wulst gibt und unbequem ist. bei schnittmustern die keine schnürungsspalte haben, ist es wichtig da die stoffteile direkt aneinander leigen sollten. falls doch fragen sind, einfach melden, dann versuch ich das genauer zu erklären.<text:line-break/><text:line-break/>aber mal grob erklärt: zu zweit machen. nich tzu eng schnüren da ja nur von der schliesse und der ösenleiste die stabilität kommt. je anch schnittmuster kann man einen stäbchentunnel auf der seite auch reinmachen. bei dem schnittmuster wäre das glaube ich zwischen teil 4 und 5 bzw 5 und 6. je nachdem welches direkt unter der achsel ist bzw knapp dahinter.<text:line-break/><text:line-break/>problemlösung (ok, ansätze):<text:line-break/><text:line-break/>oberweite drückt in die achseln (weitlich weg anstelle nach vorne): da muss man dann bei den achseln wegnehmen wenn die körbchengröße passt.<text:line-break/><text:line-break/>oberweite quillt über: zu wenig stoff. da müsste man dann glaub "keil" einnähen. das wurde auch gemacht aber ich weiss nicht wie gängig das war.<text:line-break/><text:line-break/>brust zu wenig aber es würde die silhouette geben: auspolstern. historisch korrekt gibt es sowas wie brustkissen/push up kissen. die werden unter die brüste gelegt. japp. damals kannte man schon den vorläufer des push ups.<text:line-break/><text:soft-page-break/><text:line-break/>rückenspeck quillt drüber: wieder zu wenig stoff, also wieder hinten dazu geben. je nach ort richtung achseln etc.<text:line-break/><text:line-break/>hüfte zu weit: historisch korrekt wird unter dem korsett ausgepolstert um auf die silhouette zu kommen. und ja, ich hab nen dicken hintern aber selbst mir fehlen da 20 cm hüft und hinternumfang... ich persönlich bevorzuge da aber ein hintern pad und werde über dem korsett polstern und ned drunter. aber wie gesagt, historisch korrekt wäre drunter.</text:p>
      <text:p text:style-name="P10"> hüfte zu eng: wieder keile nähen.</text:p>
      <text:p text:style-name="P10"/>
      <text:p text:style-name="P1"><text:line-break/>an sich sollte das schnittmuster aber kaum anpassung benötigen das man wirklich stoff dazu geben sollte, da dieschnittmuster anpassung sehr gut erklärt wird etc. das is aber von schnittmuster zu schnittmuster unterschiedlich, daher kann ich bei anderen nichts dazu sagen usw. </text:p>
      <text:p text:style-name="P1"/>
      <table:table table:name="Tabelle35" table:style-name="Tabelle35">
        <table:table-column table:style-name="Tabelle35.A"/>
        <table:table-row>
          <table:table-cell table:style-name="Tabelle35.A1" office:value-type="string">
            <text:p text:style-name="P5">Korsett Bild 74 + 75</text:p>
          </table:table-cell>
        </table:table-row>
      </table:table>
      <text:p text:style-name="P1">meins war so weit gut und werde deshalb jetzt mit stäbchentunneln weiter machen.<text:line-break/>das prinzip deren herstellung etc hab ich ja weiter oben schon geschrieben.<text:line-break/>an sich leg ich die jetzt mittig auf und nähe sie fest. wenn man das kann, mit dem normalen geradstich fuß der nähmaschine. ich persönlich find es aber mit dem reissvershclsusfuß einfacher. der fuß wird auf dem tunnel platziert und dann kann ich sehr gut sehr nah am rand nähen.<text:line-break/><text:line-break/>wenn der dann beidseitig aufgenhäht ist, hab ich an meinem spiralfederstab die endkappe dran gemacht (mit zwei zangen. einmal erst die breite seite und dann mit ner schmuckzange zusammen gepresst. das is alleine schwer zu fotografieren und da würd ich bei gelgenheit mal jemanden probestück mitnehmen und fotografieren lassen.<text:line-break/>aber im endeffekt wird der stab auf die passende länge geknappst, die enden wieder geschliffen und die kappe drauf gesetzt. hier kann amna uch wieder vorher plasti dip nehmen aber mir reichen die kappen. ich empfehle die kappen, auch wenn sie wieder minimal auftragen falls die stäbe doch mal verrutschen sollten pieksen die ned geich und scheuern auch ned den stoff auf. will mir ehrlich gesagt auch ned vorstellen wie sich da ein stab ohne kappe nach oben in die achsel rutscht und man dann versucht den wieder runter zu schieben weil bekanntlicherweise passiert sowas ja, wenn man sich ned mal eben irgendwo ausziehen kann etc... </text:p>
      <text:p text:style-name="P1"/>
      <table:table table:name="Tabelle36" table:style-name="Tabelle36">
        <table:table-column table:style-name="Tabelle36.A"/>
        <table:table-row>
          <table:table-cell table:style-name="Tabelle36.A1" office:value-type="string">
            <text:p text:style-name="P5">Korsett Bild 76 + 77</text:p>
          </table:table-cell>
        </table:table-row>
      </table:table>
      <text:p text:style-name="P1">so weit bin ich jetzt. die tunnel aufnähen und die stäbe kürzen.<text:line-break/><text:line-break/>danach wird dann noch oben und unten ein abschluss ums korsett genäht und die stäbchen mit faden in den tunneln fixiert. auf englsich heisst das flossing aber auf deutsch fällt es mir grad ned ein...</text:p>
      <text:p text:style-name="P10">da ich jetzt aber schon gut 2-3 stunden an dem beitrag hier geschrieben hab, reich ich das nach, wenn ich dran denk und mach für sontnag erstmal feierabend :P</text:p>
      <text:p text:style-name="P10"/>
      <text:p text:style-name="P1">plus nochmal ne gute halbe stunde um den beitrag in stücke zu teilen weil cihs zu gut gemeint hatte und zuviel geschrieben hab... </text:p>
      <text:p text:style-name="P1"/>
      <text:p text:style-name="P1"/>
      <text:p text:style-name="P3">* * * * *</text:p>
      <text:p text:style-name="P3"/>
      <text:p text:style-name="P7">So, ich bin mal wieder da!</text:p>
      <text:p text:style-name="P10">Heut will ich mal zeigen, wie ich die Stäbchen aus Federstahl mach. Mein Federstahl (sieht aus wie ne flach gepresste Federspirale, daher die Bezeichnung) kommt auf rollen. gibt sie auch schon <text:soft-page-break/>vorgekürzt, damit habe ich aber keine Erfahrung. Da meine Maße auch bissl seltsam sind (Sitzriese, yay... das macht auch einige Probleme bei der Anpassung etc, daher sieht es bei mir auch immer HÄH? aus...) bevorzuge ich die so und mach sie dann selber zurecht. ich kauf mir dazu auch die passenden endkappen, damit nichts piekst oder durch den Stoff scheuert (nacher sind fotos bei denen man sieht, warum)</text:p>
      <text:p text:style-name="P10">Ich mach an ein Ende von der Rolle eine Kappe und leg die dann passend über den genähten Tunnel (nicht vergessen: ggf die Nahtzugabe auslassen aber definitiv ein kleinen Abstand für die "Umrandung" des Korsetts. ich hab noch paar Fotos von meinen anderen, historisch nicht korrekten gemacht um das später als Beispiel zu haben)</text:p>
      <text:p text:style-name="P10">auf dem Foto hab ich jetzt mal mit dem Finger "makiert" wo ichs abknipsen werde, da man oben auch ein wenig abstand halten sollte wegen der Umrandung. ohne den abstand zum Rand vom Korsett könnten die Stäbe aus den tunneln platzen oder unangenehm in alle richtungen abstehen, je nach schnitt etc.</text:p>
      <text:p text:style-name="P10"/>
      <text:p text:style-name="P10"/>
      <table:table table:name="Tabelle37" table:style-name="Tabelle37">
        <table:table-column table:style-name="Tabelle37.A"/>
        <table:table-row>
          <table:table-cell table:style-name="Tabelle37.A1" office:value-type="string">
            <text:p text:style-name="P5">Korsett Bild 078 + 079</text:p>
          </table:table-cell>
        </table:table-row>
      </table:table>
      <text:p text:style-name="P7">So, ich bin mal wieder da!</text:p>
      <text:p text:style-name="P10">Heut will ich mal zeigen, wie ich die Stäbchen aus Federstahl mach. Mein Federstahl (sieht aus wie ne flach gepresste Federspirale, daher die Bezeichnung) kommt auf rollen. gibt sie auch schon vorgekürzt, damit habe ich aber keine Erfahrung. Da meine Maße auch bissl seltsam sind (Sitzriese, yay... das macht auch einige Probleme bei der Anpassung etc, daher sieht es bei mir auch immer HÄH? aus...) bevorzuge ich die so und mach sie dann selber zurecht. ich kauf mir dazu auch die passenden endkappen, damit nichts piekst oder durch den Stoff scheuert (nacher sind fotos bei denen man sieht, warum)</text:p>
      <text:p text:style-name="P10">Ich mach an ein Ende von der Rolle eine Kappe und leg die dann passend über den genähten Tunnel (nicht vergessen: ggf die Nahtzugabe auslassen aber definitiv ein kleinen Abstand für die "Umrandung" des Korsetts. ich hab noch paar Fotos von meinen anderen, historisch nicht korrekten gemacht um das später als Beispiel zu haben)</text:p>
      <text:p text:style-name="P10">auf dem Foto hab ich jetzt mal mit dem Finger "makiert" wo ichs abknipsen werde, da man oben auch ein wenig abstand halten sollte wegen der Umrandung. ohne den abstand zum Rand vom Korsett könnten die Stäbe aus den tunneln platzen oder unangenehm in alle richtungen abstehen, je nach schnitt etc.</text:p>
      <text:p text:style-name="P3"/>
      <text:p text:style-name="P8"><text:span text:style-name="T2">Bild 78 :</text:span>(mit finger makiert) </text:p>
      <text:p text:style-name="P8"/>
      <text:p text:style-name="P8">hier sieht man ganz gut, wo ich die extra Nahtzugabe für die Umrandung auslasse. bei dem Beispiel hatte ich bereits einmal unten rum zugenäht, damit der Tunnel geschlossen ist. </text:p>
      <text:p text:style-name="P8"/>
      <table:table table:name="Tabelle38" table:style-name="Tabelle38">
        <table:table-column table:style-name="Tabelle38.A"/>
        <table:table-row>
          <table:table-cell table:style-name="Tabelle38.A1" office:value-type="string">
            <text:p text:style-name="P5">Korsett Bild 080 081</text:p>
          </table:table-cell>
        </table:table-row>
      </table:table>
      <text:p text:style-name="P8">nahaufnahme wo ich etwa abknipse. das zweite zeigt den Abstand den ich anpeile mit Lineal. tendenz eher etwas mehr wegen den beiden Kappen an den enden und der Umrandung oben. </text:p>
      <text:p text:style-name="P8"/>
      <table:table table:name="Tabelle39" table:style-name="Tabelle39">
        <table:table-column table:style-name="Tabelle39.A"/>
        <table:table-row>
          <table:table-cell table:style-name="Tabelle39.A1" office:value-type="string">
            <text:p text:style-name="P5">Korsett Bild 082 083</text:p>
          </table:table-cell>
        </table:table-row>
      </table:table>
      <text:p text:style-name="P8">vielleicht sieht man den schwarzen Strich, für die Fotos hab ich den gemacht um es besser zeigen zu können. da es eigentlich zwei spiralen (aufgebaut wie ein Modell von DNA Helix und dann flach gedrückt) muss man dran denken beide durchzuknipsen. einmal anschauen und ausprobieren und es geht eigentlich. klingt komplizierter als es ist. spätestens wenn der Stab hängen bleibt, merkt man es eh <draw:frame draw:style-name="fr1" draw:name="Bild1" text:anchor-type="as-char" svg:width="0.423cm" svg:height="0.423cm" draw:z-index="0"><draw:image xlink:href="Pictures/100000010000002800000028709644A9E23127D0.png" xlink:type="simple" xlink:show="embed" xlink:actuate="onLoad" draw:mime-type="image/png"/><svg:title>;)</svg:title></draw:frame> </text:p>
      <text:p text:style-name="P8"/>
      <table:table table:name="Tabelle40" table:style-name="Tabelle40">
        <table:table-column table:style-name="Tabelle40.A"/>
        <table:table-row>
          <table:table-cell table:style-name="Tabelle40.A1" office:value-type="string">
            <text:p text:style-name="P5">Korsett Bild 084 086</text:p>
          </table:table-cell>
        </table:table-row>
      </table:table>
      <text:p text:style-name="P8"><text:soft-page-break/>Erste Foto zeigt wie lang des Stäbchen dann etwa ist und die anderen beiden hab ich versucht zu zeigen, wie es dann im Tunnel aussehen sollte. </text:p>
      <text:p text:style-name="P8"/>
      <table:table table:name="Tabelle41" table:style-name="Tabelle41">
        <table:table-column table:style-name="Tabelle41.A"/>
        <table:table-row>
          <table:table-cell table:style-name="Tabelle41.A1" office:value-type="string">
            <text:p text:style-name="P5">Korsett Bild 087-088</text:p>
          </table:table-cell>
        </table:table-row>
      </table:table>
      <text:p text:style-name="P11">hier mal im Detail, wie die Kappen drauf kommen. Das erste ist nur abgeknipst. selbst wenn man es so nah an dem untersten Kreis abknipst, bleiben doch scharfe Kanten. Man kann auch Stoffkappen oder Lederkappen nähen, die sind mir aber zu instabil etc, daher die Metallkappen.</text:p>
      <text:p text:style-name="P10">Beim zweiten Foto ist die Kappe schon aufgesteckt. wie man sieht ist die noch nicht zusammengedrückt etc und steht mit absicht überall ab, das soll (noch) so.</text:p>
      <text:p text:style-name="P8"/>
      <table:table table:name="Tabelle42" table:style-name="Tabelle42">
        <table:table-column table:style-name="Tabelle42.A"/>
        <table:table-row>
          <table:table-cell table:style-name="Tabelle42.A1" office:value-type="string">
            <text:p text:style-name="P5">Korsett Bild 089 090</text:p>
          </table:table-cell>
        </table:table-row>
      </table:table>
      <text:p text:style-name="P11">Dann nimmt man sich ne Zange, drückt die Seiten zusammen, dass die schonmal fixiert sind. jetzt ist wichtig die Zange dran zu lassen und einen gewissen druck (bzw festheben) auszuüben, damit man sich die Kappe nicht in alle Richtungen drückt. Da ich ne kleine Schmuckzange habe (die mit dem schwarzen Griff) benutze ich die. eine andere art von schmaler Zange funktioneirt auch. selbst ein einspannen in ner Schraubzwinge (anstelle der roten Zange) und mit ner zange zusammendrücken dürfte gehen, ist halt etwas umständlicher dann.</text:p>
      <text:p text:style-name="P10">jedenfalls drückt man erst links und rechts zusammen, bevor man der mitte noch nen ordentlichen kniff gibt. auf dem Foto ist die schwarze zange jetzt nur links, aber als Beispiel reicht es hoffentlich. da zwei zangen zu heben sind, is fotos machen ned so einfach. bei gelegenheit und bedarf kann ich da vllt mal ne lösung für finden.</text:p>
      <text:p text:style-name="P10">ps: vielen dank für die hilfe, die Technik hat mir Gutemine beigebracht!</text:p>
      <text:p text:style-name="P8"/>
      <table:table table:name="Tabelle43" table:style-name="Tabelle43">
        <table:table-column table:style-name="Tabelle43.A"/>
        <table:table-row>
          <table:table-cell table:style-name="Tabelle43.A1" office:value-type="string">
            <text:p text:style-name="P5">Korsett bild 091 092</text:p>
          </table:table-cell>
        </table:table-row>
      </table:table>
      <text:p text:style-name="P8">wir hatten es ja weiter oben schon wegen der biegsamkeit von stahlband. hier jetzt der Unterschied beim Federstahlband.wie man Sieht kann man den in beide Seiten biegen, daher ist der definitiv bequemer zu tragen und man ist doch beweglicher. </text:p>
      <text:p text:style-name="P8"/>
      <table:table table:name="Tabelle44" table:style-name="Tabelle44">
        <table:table-column table:style-name="Tabelle44.A"/>
        <table:table-row>
          <table:table-cell table:style-name="Tabelle44.A1" office:value-type="string">
            <text:p text:style-name="P5">Korsett bild 093</text:p>
          </table:table-cell>
        </table:table-row>
      </table:table>
      <text:p text:style-name="P8">so sieht das dann mit einer häfte fertig aus. </text:p>
      <text:p text:style-name="P8"/>
      <table:table table:name="Tabelle45" table:style-name="Tabelle45">
        <table:table-column table:style-name="Tabelle45.A"/>
        <table:table-row>
          <table:table-cell table:style-name="Tabelle45.A1" office:value-type="string">
            <text:p text:style-name="P5">Korsett Bild 094</text:p>
          </table:table-cell>
        </table:table-row>
      </table:table>
      <text:p text:style-name="P8">so mit beiden. </text:p>
      <text:p text:style-name="P8"/>
      <table:table table:name="Tabelle46" table:style-name="Tabelle46">
        <table:table-column table:style-name="Tabelle46.A"/>
        <table:table-row>
          <table:table-cell table:style-name="Tabelle46.A1" office:value-type="string">
            <text:p text:style-name="P5">Korsett Bild 095 096</text:p>
          </table:table-cell>
        </table:table-row>
      </table:table>
      <text:p text:style-name="P11">ich hab mich entschlossen doch zwei tunnel nebeneinander zu machen, weil ordentlich zug und ich die form sonst nicht hinbekomme (extreme hautlappen wegen gewichtsabnahme und eine störung bei der fettablagerung, yay hormone...)</text:p>
      <text:p text:style-name="P10"/>
      <text:p text:style-name="P10">so weit ist das korsett jetzt, ich hab nacher noch fotos, wo ich es trage usw, das amch ich aber extra weil ich den unterschied zu den anderen korsetts zeigen will</text:p>
      <text:p text:style-name="P10"/>
      <text:p text:style-name="P7">* * * * *</text:p>
      <text:p text:style-name="P7"/>
      <text:p text:style-name="P3">mal fotos vom korsett. ich kann das selber nicht richtig schnüren, das sieht man auch auf den Fotos. einmal hab ich meine chemise und unaussprechlcihe drunter und einmal meinen schlafanzug weil es das einzige war, wo bissl heller is. schwarz auf schwarz is immer bissl schwer... </text:p>
      <text:p text:style-name="P3"/>
      <table:table table:name="Tabelle47" table:style-name="Tabelle47">
        <table:table-column table:style-name="Tabelle47.A"/>
        <table:table-row>
          <table:table-cell table:style-name="Tabelle47.A1" office:value-type="string">
            <text:p text:style-name="P5">Korsett Bild 097 - 098</text:p>
          </table:table-cell>
        </table:table-row>
      </table:table>
      <text:p text:style-name="P7"><text:soft-page-break/>das wäre dann mal der unterschied von vorne. wie man sieht macht es schon etwas aus, was man drunter hat. auf den fotos war die zweite reihe stäbchen noch nicht drin.</text:p>
      <text:p text:style-name="P10">bei den Fotos würde ich mit dem schlafanzug evtl einen abnäher in der brust zur erweiterung der fülle machen (die brust quillt drüber anstelle von unten gestützt zu werden). allgemein hätte ich seitlich etwas wegnemen müssen und vorne einfügen, da ich jetzt sowas wie einmal oberweite von achsel zu achsel habe anstelle nach vorne weg... naja, ein grund für ein weiteres korsett und ohne jemanden, der absteckt ist das schwer...</text:p>
      <text:p text:style-name="P3"/>
      <table:table table:name="Tabelle48" table:style-name="Tabelle48">
        <table:table-column table:style-name="Tabelle48.A"/>
        <table:table-row>
          <table:table-cell table:style-name="Tabelle48.A1" office:value-type="string">
            <text:p text:style-name="P5">Korsett Bild 099 - 100</text:p>
          </table:table-cell>
        </table:table-row>
      </table:table>
      <text:p text:style-name="P3">einmal von der seite mit dem arm oben. sie sind nicht gleich eng geschnürt, mit der chemise geht es einfach enger da sich der stoff nicht so arg zusammen faltet wie beim schlafanzug. daher ist da ein kleiner unterschied zusätzlich. mit dem schlafanzug steht es am bauch zb ziemlich weg, da würde ich bei der zweiten bzw dritten naht von vorne wegnehmen. ab dem taillenband anch unten. damit der zug den bauch ein wenig nach hinten zieht. bei dem foto mit der chemise sieht man sehr gut, dass es nciht gut geschnürt ist, da sich diese wölbt. das sollte nicht sein. die oberen kreuze sind enger gezogen als die darunter und an der taille dann wieder enger (beim schlafanzug foto ist das nicht so extrem). dafür zieht es bei dem foto den Bauch gut rein und gibt eher die typische silhouette auf die ich abziele. </text:p>
      <text:p text:style-name="P3"/>
      <table:table table:name="Tabelle49" table:style-name="Tabelle49">
        <table:table-column table:style-name="Tabelle49.A"/>
        <table:table-row>
          <table:table-cell table:style-name="Tabelle49.A1" office:value-type="string">
            <text:p text:style-name="P5">Korsett Bild 101 102</text:p>
          </table:table-cell>
        </table:table-row>
      </table:table>
      <text:p text:style-name="P3">hier seitlich mit dem arm unten. da sieht man es deutlicher mit dem bauch. man sieht auch besser, was für ein unterschied die richtige schnürung ausmacht. also, wenn der bauch raus drückt wird das korsett bei der brust reingedrückt und quillt drüber. bei dem foto mit chemise ist das ausgeglichener.</text:p>
      <text:p text:style-name="P3"/>
      <table:table table:name="Tabelle50" table:style-name="Tabelle50">
        <table:table-column table:style-name="Tabelle50.A"/>
        <table:table-row>
          <table:table-cell table:style-name="Tabelle50.A1" office:value-type="string">
            <text:p text:style-name="P5">Korsett Bild 103</text:p>
          </table:table-cell>
        </table:table-row>
      </table:table>
      <text:p text:style-name="P7">hier sieht man mal die schnürung. unten ein wenig weiter auseinandern (die ösen sollten parallel zueinander sein, egal wie weit auseinander) als oben. </text:p>
      <text:p text:style-name="P10"/>
      <text:p text:style-name="P10">vllt hilft das bei der anpassung vom schnittmuster und später beim tragen auch. der nächste post hat dann die andern beiden korsetts (versuch eins und drei. das hier is versuch 4[einlagige]und 5 [das zweilagige]. der zweite versuch war ein unterbrust korsett. da sind aber so viele fehler drin gewesen, dass ichs gelassen hab XD)</text:p>
      <text:p text:style-name="P10"/>
      <text:p text:style-name="P10">ah, noch etwas: das Korsett cover (korsett schutz? eigentlich eher um die silhouette des Korsetts unter der Bluse zu verwischen) im prinzip eine art minibluse die auf die taille geschneidert ist. die größe wird mit dem blauen band geregelt und an der taille ist ein band aufm Rücken.</text:p>
      <text:p text:style-name="P10">Schnittmuster aus victorian dressmaker von prior attire</text:p>
      <text:p text:style-name="P10">aber wie immer: schwarz auf schwarz mit der gleichen spitze (und dreckigem Siegel im halb dunkeln) is immer bissl schwer zu sehen)</text:p>
      <text:p text:style-name="P1"><text:a xlink:type="simple" xlink:href="http://forum.hihaulege.de/uploads/FileUpload/e1/84e90420116a10b52318bb595c4972.jpg" office:target-frame-name="_blank" xlink:show="new" text:style-name="Internet_20_link" text:visited-style-name="Visited_20_Internet_20_Link"><text:span text:style-name="T1"><text:line-break/></text:span></text:a></text:p>
      <table:table table:name="Tabelle51" table:style-name="Tabelle51">
        <table:table-column table:style-name="Tabelle51.A"/>
        <table:table-row>
          <table:table-cell table:style-name="Tabelle51.A1" office:value-type="string">
            <text:p text:style-name="P5">Korsett Bild 104 - 106</text:p>
          </table:table-cell>
        </table:table-row>
      </table:table>
      <text:p text:style-name="P14">(Übersicht Bil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aziel Draganam</meta:initial-creator>
    <meta:creation-date>2023-11-05T16:20:49.846000000</meta:creation-date>
    <dc:date>2023-11-05T17:19:59.196000000</dc:date>
    <dc:creator>Raziel Draganam</dc:creator>
    <meta:editing-duration>PT45M11S</meta:editing-duration>
    <meta:editing-cycles>2</meta:editing-cycles>
    <meta:generator>LibreOffice/7.6.0.3$Windows_X86_64 LibreOffice_project/69edd8b8ebc41d00b4de3915dc82f8f0fc3b6265</meta:generator>
    <meta:document-statistic meta:table-count="51" meta:image-count="1" meta:object-count="0" meta:page-count="12" meta:paragraph-count="169" meta:word-count="5738" meta:character-count="34825" meta:non-whitespace-character-count="29185"/>
  </office:meta>
</office:document-meta>
</file>